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5.726cm" fo:min-width="0.913cm"/>
    </style:style>
    <style:style style:name="gr2" style:family="graphic" style:parent-style-name="standard">
      <style:graphic-properties draw:stroke="none" svg:stroke-color="#000000" draw:fill="none" draw:fill-color="#ffffff" fo:min-height="2.542cm"/>
    </style:style>
    <style:style style:name="gr3" style:family="graphic" style:parent-style-name="standard">
      <style:graphic-properties draw:stroke="none" svg:stroke-color="#000000" draw:fill="none" draw:fill-color="#ffffff" fo:min-height="2.821cm"/>
    </style:style>
    <style:style style:name="gr4" style:family="graphic" style:parent-style-name="standard">
      <style:graphic-properties draw:stroke="none" svg:stroke-color="#000000" draw:fill="none" draw:fill-color="#ffffff" fo:min-height="2.313cm"/>
    </style:style>
    <style:style style:name="gr5" style:family="graphic" style:parent-style-name="standard">
      <style:graphic-properties draw:stroke="none" svg:stroke-color="#000000" draw:fill="none" draw:fill-color="#ffffff" fo:min-height="2.28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ucida Console1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Lucida Console1"/>
    </style:style>
    <style:style style:name="T1" style:family="text">
      <style:text-properties style:font-name="Lucida Console1" fo:font-size="24pt" style:font-size-asian="24pt" style:font-size-complex="24pt"/>
    </style:style>
    <style:style style:name="T2" style:family="text">
      <style:text-properties style:font-name="Lucida Console1" fo:font-size="22pt" style:font-size-asian="22pt" style:font-size-complex="22pt"/>
    </style:style>
    <style:style style:name="T3" style:family="text">
      <style:text-properties style:font-name="Lucida Console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12cm" svg:height="5.976cm" draw:transform="rotate (-1.5707963267949) translate (17.039cm 11.415cm)">
          <text:p/>
          <draw:enhanced-geometry svg:viewBox="0 0 21600 21600" draw:text-areas="0 0 21600 21600" draw:type="chevron" draw:modifiers="9492.9936305732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412cm" svg:height="5.976cm" draw:transform="rotate (-1.5707963267949) translate (17.039cm 7.714cm)">
          <text:p/>
          <draw:enhanced-geometry svg:viewBox="0 0 21600 21600" draw:text-areas="0 0 21600 21600" draw:type="chevron" draw:modifiers="9492.9936305732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12.222cm" svg:height="2.792cm" svg:x="7.91cm" svg:y="1.584cm">
          <draw:text-box>
            <text:p text:style-name="P2"><text:span text:style-name="T1">Goliath</text:span></text:p>
            <text:p text:style-name="P2"><text:span text:style-name="T1">Development Road Map</text:span></text:p>
          </draw:text-box>
        </draw:frame>
        <draw:frame draw:style-name="gr3" draw:text-style-name="P5" draw:layer="layout" svg:width="23.009cm" svg:height="3.071cm" svg:x="2.55cm" svg:y="5.024cm">
          <draw:text-box>
            <text:p text:style-name="P4"><text:span text:style-name="T2">Drive Train Development</text:span></text:p>
            <text:p text:style-name="P4"><text:span text:style-name="T3">Prove out Rotors, Belts and Pulley Layout. Bolted frame design allows for rapid prototyping. Demonstrate Hover Capability.</text:span></text:p>
          </draw:text-box>
        </draw:frame>
        <draw:frame draw:style-name="gr4" draw:text-style-name="P5" draw:layer="layout" svg:width="23.092cm" svg:height="2.563cm" svg:x="2.567cm" svg:y="9.147cm">
          <draw:text-box>
            <text:p text:style-name="P4"><text:span text:style-name="T2">Improved Structure</text:span></text:p>
            <text:p text:style-name="P4"><text:span text:style-name="T3">Welded steel frame design for reduced weight, but still able to be modified.</text:span></text:p>
          </draw:text-box>
        </draw:frame>
        <draw:frame draw:style-name="gr5" draw:text-style-name="P5" draw:layer="layout" svg:width="22.979cm" svg:height="2.534cm" svg:x="2.595cm" svg:y="12.782cm">
          <draw:text-box>
            <text:p text:style-name="P4"><text:span text:style-name="T2">Ducting</text:span></text:p>
            <text:p text:style-name="P4"><text:span text:style-name="T3">Develop Rotor Ducts and Guards</text:span></text:p>
          </draw:text-box>
        </draw:frame>
        <draw:custom-shape draw:style-name="gr1" draw:text-style-name="P1" draw:layer="layout" svg:width="1.412cm" svg:height="5.976cm" draw:transform="rotate (-1.5707963267949) translate (17.039cm 14.716cm)">
          <text:p/>
          <draw:enhanced-geometry svg:viewBox="0 0 21600 21600" draw:text-areas="0 0 21600 21600" draw:type="chevron" draw:modifiers="9492.9936305732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22.979cm" svg:height="2.534cm" svg:x="2.596cm" svg:y="16.282cm">
          <draw:text-box>
            <text:p text:style-name="P4"><text:span text:style-name="T2">Controls</text:span></text:p>
            <text:p text:style-name="P4"><text:span text:style-name="T3">Add control surfaces, demonstrate controlled fl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McCloud</meta:initial-creator>
    <meta:creation-date>2016-03-04T12:58:55.574000000</meta:creation-date>
    <dc:date>2016-03-15T21:31:46.758000000</dc:date>
    <dc:creator>Peter McCloud</dc:creator>
    <meta:editing-duration>PT37M43S</meta:editing-duration>
    <meta:editing-cycles>7</meta:editing-cycles>
    <meta:generator>LibreOffice/5.0.4.2$Windows_x86 LibreOffice_project/2b9802c1994aa0b7dc6079e128979269cf95bc78</meta:generator>
    <meta:document-statistic meta:object-count="8"/>
  </office:meta>
</office:document-meta>
</file>